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solid" draw:fill-color="#000000" draw:opacity="100%" draw:stroke="none" style:protect="position siz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solid" draw:fill-color="#000000" draw:opacity="97%" draw:stroke="none" style:protect="position siz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421" draw:master-page-name="Master1-Layout1-title-Title-Slide" presentation:presentation-page-layout-name="Master1-PPL1" draw:id="Slide-256">
        <draw:custom-shape svg:x="0in" svg:y="0in" svg:width="13.33333in" svg:height="7.5in" draw:id="id103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25" draw:name="Picture 3" svg:x="0.00002in" svg:y="0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8.45888in" svg:y="1.81726in" svg:width="4.05in" svg:height="0.10389in" draw:id="id105" draw:style-name="a42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6017in" svg:y="1.98214in" svg:width="4.0487in" svg:height="3.7006in" draw:id="id106" draw:style-name="a427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433" draw:name="Title 1" svg:x="8.62759in" svg:y="2.54255in" svg:width="3.72203in" svg:height="1.73742in" presentation:class="title" presentation:placeholder="false">
          <draw:text-box>
            <text:p text:style-name="a429" text:class-names="" text:cond-style-name=""><text:span text:style-name="a428" text:class-names=""/></text:p>
            <text:p text:style-name="a432" text:class-names="" text:cond-style-name=""><text:span text:style-name="a430" text:class-names="">portfolio Project</text:span><text:span text:style-name="a431" text:class-names=""/></text:p>
          </draw:text-box>
          <svg:title/>
          <svg:desc/>
        </draw:frame>
        <draw:frame draw:id="id108" presentation:style-name="a434" draw:name="Subtitle 2" svg:x="8.62759in" svg:y="4.31458in" svg:width="3.72203in" svg:height="0.80798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b4a22f" draw:opacity="100%" draw:stroke="solid" svg:stroke-width="0.02431in" svg:stroke-color="#83762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solid" draw:fill-color="#465359" draw:opacity="100%" draw:stroke="non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solid" draw:fill-color="#969fa7" draw:opacity="100%" draw:stroke="none"/>
    </style:style>
    <style:style style:family="graphic" style:name="a181">
      <style:graphic-properties draw:fill="solid" draw:fill-color="#b4a22f" draw:opacity="100%" draw:stroke="non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465359" draw:opacity="100%" draw:stroke="non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969fa7" draw:opacity="100%" draw:stroke="non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b4a22f" draw:opacity="100%" draw:stroke="none"/>
    </style:style>
    <style:style style:family="paragraph" style:name="a20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4">
      <style:graphic-properties draw:fill="solid" draw:fill-color="#465359" draw:opacity="100%" draw:stroke="non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solid" draw:fill-color="#465359" draw:opacity="100%" draw:stroke="non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solid" draw:fill-color="#969fa7" draw:opacity="100%" draw:stroke="non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draw:fill="solid" draw:fill-color="#b4a22f" draw:opacity="10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0">
      <style:graphic-properties draw:fill="solid" draw:fill-color="#465359" draw:opacity="100%" draw:stroke="non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>
      <style:graphic-properties draw:fill="solid" draw:fill-color="#969fa7" draw:opacity="100%" draw:stroke="none"/>
    </style:style>
    <style:style style:family="graphic" style:name="a101">
      <style:graphic-properties draw:fill="solid" draw:fill-color="#969fa7" draw:opacity="100%" draw:stroke="non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465359" draw:opacity="100%" draw:stroke="none"/>
    </style:style>
    <style:style style:family="graphic" style:name="a102">
      <style:graphic-properties draw:fill="solid" draw:fill-color="#b4a22f" draw:opacity="100%" draw:stroke="none"/>
    </style:style>
    <style:style style:family="graphic" style:name="a103">
      <style:graphic-properties draw:fill="solid" draw:fill-color="#465359" draw:opacity="100%" draw:stroke="none"/>
    </style:style>
    <style:style style:family="graphic" style:name="a408">
      <style:graphic-properties draw:fill="solid" draw:fill-color="#b4a22f" draw:opacity="100%" draw:stroke="none"/>
    </style:style>
    <style:style style:family="text" style:name="a1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b4a22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69fa7" draw:opacity="100%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b4a22f" draw:opacity="100%" draw:stroke="non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465359" draw:opacity="100%" draw:stroke="none"/>
    </style:style>
    <style:style style:family="graphic" style:name="a39">
      <style:graphic-properties draw:fill="solid" draw:fill-color="#969fa7" draw:opacity="100%" draw:stroke="non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b4a22f" draw:opacity="100%" draw:stroke="non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b4a22f" draw:opacity="100%" draw:stroke="none"/>
    </style:style>
    <style:style style:family="graphic" style:name="a125">
      <style:graphic-properties draw:fill="solid" draw:fill-color="#465359" draw:opacity="100%" draw:stroke="none"/>
    </style:style>
    <style:style style:family="graphic" style:name="a41">
      <style:graphic-properties draw:fill="solid" draw:fill-color="#465359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text" style:name="a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b4a22f" draw:opacity="100%" draw:stroke="none"/>
    </style:style>
    <style:style style:family="text" style:name="a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b4a22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b4a22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solid" draw:fill-color="#465359" draw:opacity="10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>
      <style:graphic-properties draw:fill="solid" draw:fill-color="#969fa7" draw:opacity="100%" draw:stroke="non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b4a22f" draw:opacity="100%" draw:stroke="none"/>
    </style:style>
    <style:style style:family="paragraph" style:name="a13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solid" draw:fill-color="#465359" draw:opacity="100%" draw:stroke="non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12524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12524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465359" draw:opacity="100%" draw:stroke="non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69fa7" draw:opacity="100%" draw:stroke="non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">
      <style:graphic-properties draw:fill="solid" draw:fill-color="#b4a22f" draw:opacity="100%" draw:stroke="non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12524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1252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41252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12524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465359" draw:opacity="100%" draw:stroke="none"/>
    </style:style>
    <style:style style:family="paragraph" style:name="a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solid" draw:fill-color="#969fa7" draw:opacity="100%" draw:stroke="non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solid" draw:fill-color="#b4a22f" draw:opacity="100%" draw:stroke="non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92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01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95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05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98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62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65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69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87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13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16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19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37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91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400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75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78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90">
      <text:list-level-style-bullet text:level="1" text:bullet-char="">
        <style:list-level-properties text:space-before="0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22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b4a22f" fo:font-family="Wingdings 2" style:font-family-generic="roman" style:font-pitch="variable" style:font-charset="x-symbol" fo:font-size="92%"/>
      </text:list-level-style-bullet>
    </text:list-style>
    <text:list-style style:name="a226">
      <text:list-level-style-bullet text:level="1" text:bullet-char="">
        <style:list-level-properties text:space-before="0.0787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b4a22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b4a22f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27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7">
      <draw:custom-shape svg:x="0.48834in" svg:y="0.5in" svg:width="4.05in" svg:height="0.10389in" draw:id="id8" draw:layer="Master1-bg" draw:style-name="a3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3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Title 1" svg:x="0.6356in" svg:y="1.11596in" svg:width="12.02269in" svg:height="1.61309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3" presentation:style-name="a49" draw:name="Subtitle 2" svg:x="0.6356in" svg:y="2.72905in" svg:width="12.02269in" svg:height="0.64558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4" presentation:style-name="a54" draw:name="Date Placeholder 7" svg:x="8.31797in" svg:y="7.02528in" svg:width="3.11111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10/27/2019</text:date></text:span><text:span text:style-name="a52" text:class-names=""/></text:p>
        </draw:text-box>
        <svg:title/>
        <svg:desc/>
      </draw:frame>
      <draw:frame draw:id="id15" presentation:style-name="a57" draw:name="Footer Placeholder 8" svg:x="0.6356in" svg:y="7.02528in" svg:width="7.5647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Slide Number Placeholder 9" svg:x="11.5467in" svg:y="7.02528in" svg:width="1.15104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0.48834in" svg:y="0.5in" svg:width="4.05in" svg:height="0.10389in" draw:id="id17" draw:layer="Master1-bg" draw:style-name="a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6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6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69" draw:name="Title 1" svg:x="0.6356in" svg:y="0.76789in" svg:width="12.06213in" svg:height="1.3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1" presentation:style-name="a86" draw:name="Content Placeholder 2" svg:x="0.6356in" svg:y="2.56in" svg:width="12.06213in" svg:height="3.97472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Fifth le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10/27/2019</text:date></text:span><text:span text:style-name="a89" text:class-names=""/></text:p>
        </draw:text-box>
        <svg:title/>
        <svg:desc/>
      </draw:frame>
      <draw:frame draw:id="id23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8" draw:name="Slide Number Placeholder 9" svg:x="11.5467in" svg:y="7.02528in" svg:width="1.15104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.48834in" svg:y="0.5in" svg:width="4.05in" svg:height="0.10389in" draw:id="id25" draw:layer="Master1-bg" draw:style-name="a10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0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0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07" draw:name="Title 1" svg:x="0.6356in" svg:y="2.61806in" svg:width="12.06213in" svg:height="2.3485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0" presentation:style-name="a111" draw:name="Text Placeholder 2" svg:x="0.6356in" svg:y="4.96655in" svg:width="12.06213in" svg:height="0.65678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6" svg:x="8.31797in" svg:y="7.02528in" svg:width="3.11111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10/27/2019</text:date></text:span><text:span text:style-name="a114" text:class-names=""/></text:p>
        </draw:text-box>
        <svg:title/>
        <svg:desc/>
      </draw:frame>
      <draw:frame draw:id="id32" presentation:style-name="a119" draw:name="Footer Placeholder 8" svg:x="0.6356in" svg:y="7.02528in" svg:width="7.5647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3" draw:name="Slide Number Placeholder 9" svg:x="11.5467in" svg:y="7.02528in" svg:width="1.15104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.48834in" svg:y="0.5in" svg:width="4.05in" svg:height="0.10389in" draw:id="id34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31" draw:name="Title 1" svg:x="0.6356in" svg:y="0.79796in" svg:width="12.06213in" svg:height="1.0808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38" presentation:style-name="a148" draw:name="Content Placeholder 2" svg:x="0.6356in" svg:y="2.43657in" svg:width="5.68107in" svg:height="3.9731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5" draw:name="Content Placeholder 3" svg:x="7.01667in" svg:y="2.43657in" svg:width="5.68107in" svg:height="3.9731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0" draw:name="Date Placeholder 4" svg:x="8.31797in" svg:y="7.02528in" svg:width="3.11111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10/27/2019</text:date></text:span><text:span text:style-name="a168" text:class-names=""/></text:p>
        </draw:text-box>
        <svg:title/>
        <svg:desc/>
      </draw:frame>
      <draw:frame draw:id="id41" presentation:style-name="a173" draw:name="Footer Placeholder 5" svg:x="0.6356in" svg:y="7.02528in" svg:width="7.5647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2" presentation:style-name="a177" draw:name="Slide Number Placeholder 6" svg:x="11.5467in" svg:y="7.02528in" svg:width="1.15104in" svg:height="0.39931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</draw:text-box>
        <svg:title/>
        <svg:desc/>
      </draw:frame>
    </style:master-page>
    <style:master-page style:name="Master1-Layout5-cust-Comparison" style:page-layout-name="pageLayout1" draw:style-name="a178">
      <draw:custom-shape svg:x="0.48834in" svg:y="0.5in" svg:width="4.05in" svg:height="0.10389in" draw:id="id43" draw:layer="Master1-bg" draw:style-name="a17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8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1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85" draw:name="Title 1" svg:x="0.6356in" svg:y="0.79796in" svg:width="12.06213in" svg:height="1.08085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47" presentation:style-name="a189" draw:name="Text Placeholder 2" svg:x="0.6356in" svg:y="2.4616in" svg:width="5.68107in" svg:height="0.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48" presentation:style-name="a206" draw:name="Content Placeholder 3" svg:x="0.6356in" svg:y="3.19997in" svg:width="5.68107in" svg:height="3.2097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0" draw:name="Text Placeholder 4" svg:x="7.01667in" svg:y="2.46161in" svg:width="5.68107in" svg:height="0.60518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50" presentation:style-name="a227" draw:name="Content Placeholder 5" svg:x="7.01666in" svg:y="3.19997in" svg:width="5.68107in" svg:height="3.2097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2" draw:name="Date Placeholder 6" svg:x="8.31797in" svg:y="7.02528in" svg:width="3.1111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10/27/2019</text:date></text:span><text:span text:style-name="a230" text:class-names=""/></text:p>
        </draw:text-box>
        <svg:title/>
        <svg:desc/>
      </draw:frame>
      <draw:frame draw:id="id52" presentation:style-name="a235" draw:name="Footer Placeholder 7" svg:x="0.6356in" svg:y="7.02528in" svg:width="7.5647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3" presentation:style-name="a239" draw:name="Slide Number Placeholder 8" svg:x="11.5467in" svg:y="7.02528in" svg:width="1.15104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</style:master-page>
    <style:master-page style:name="Master1-Layout6-titleOnly-Title-Only" style:page-layout-name="pageLayout1" draw:style-name="a240">
      <draw:custom-shape svg:x="0.48834in" svg:y="0.5in" svg:width="4.05in" svg:height="0.10389in" draw:id="id54" draw:layer="Master1-bg" draw:style-name="a24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47" draw:name="Title 1" svg:x="0.62981in" svg:y="0.79796in" svg:width="12.06213in" svg:height="1.0808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58" presentation:style-name="a252" draw:name="Date Placeholder 2" svg:x="8.31797in" svg:y="7.02528in" svg:width="3.11111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10/27/2019</text:date></text:span><text:span text:style-name="a250" text:class-names=""/></text:p>
        </draw:text-box>
        <svg:title/>
        <svg:desc/>
      </draw:frame>
      <draw:frame draw:id="id59" presentation:style-name="a255" draw:name="Footer Placeholder 3" svg:x="0.6356in" svg:y="7.02528in" svg:width="7.5647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0" presentation:style-name="a259" draw:name="Slide Number Placeholder 4" svg:x="11.5467in" svg:y="7.02528in" svg:width="1.15104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7-blank-Blank" style:page-layout-name="pageLayout1" draw:style-name="a260">
      <draw:custom-shape svg:x="0.48834in" svg:y="0.5in" svg:width="4.05in" svg:height="0.10389in" draw:id="id61" draw:layer="Master1-bg" draw:style-name="a26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6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68" draw:name="Date Placeholder 1" svg:x="8.31797in" svg:y="7.02528in" svg:width="3.11111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10/27/2019</text:date></text:span><text:span text:style-name="a266" text:class-names=""/></text:p>
        </draw:text-box>
        <svg:title/>
        <svg:desc/>
      </draw:frame>
      <draw:frame draw:id="id65" presentation:style-name="a271" draw:name="Footer Placeholder 2" svg:x="0.6356in" svg:y="7.02528in" svg:width="7.564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6" presentation:style-name="a275" draw:name="Slide Number Placeholder 3" svg:x="11.5467in" svg:y="7.02528in" svg:width="1.15104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6">
      <draw:custom-shape svg:x="0.48834in" svg:y="0.5in" svg:width="4.05in" svg:height="0.10389in" draw:id="id67" draw:layer="Master1-bg" draw:style-name="a27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27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2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28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284" draw:name="Title 1" svg:x="0.83974in" svg:y="1.02083in" svg:width="3.31567in" svg:height="1.88366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72" presentation:style-name="a301" draw:name="Content Placeholder 2" svg:x="5.35972in" svg:y="1.29028in" svg:width="7.27361in" svg:height="5.09429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5" draw:name="Text Placeholder 3" svg:x="0.83974in" svg:y="3.1022in" svg:width="3.31567in" svg:height="3.28236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74" presentation:style-name="a310" draw:name="Date Placeholder 7" svg:x="8.31797in" svg:y="7.06137in" svg:width="3.11111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10/27/2019</text:date></text:span><text:span text:style-name="a308" text:class-names=""/></text:p>
        </draw:text-box>
        <svg:title/>
        <svg:desc/>
      </draw:frame>
      <draw:frame draw:id="id75" presentation:style-name="a313" draw:name="Footer Placeholder 9" svg:x="0.6356in" svg:y="7.05664in" svg:width="7.5647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6" presentation:style-name="a317" draw:name="Slide Number Placeholder 10" svg:x="11.5467in" svg:y="7.06137in" svg:width="1.15104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#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.48834in" svg:y="0.5in" svg:width="4.05in" svg:height="0.10389in" draw:id="id77" draw:layer="Master1-bg" draw:style-name="a31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2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2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25" draw:name="Title 1" svg:x="0.6356in" svg:y="5.13275in" svg:width="12.06213in" svg:height="0.61979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81" presentation:style-name="a329" draw:name="Picture Placeholder 2" svg:x="0.48974in" svg:y="0.70139in" svg:width="12.34783in" svg:height="3.99305in" presentation:class="graphic" presentation:placeholder="false">
        <draw:text-box>
          <text:p text:style-name="a328" text:class-names="" text:cond-style-name=""><text:span text:style-name="a326" text:class-names="">Click icon to add picture</text:span><text:span text:style-name="a327" text:class-names=""/></text:p>
        </draw:text-box>
        <svg:title/>
        <svg:desc/>
      </draw:frame>
      <draw:frame draw:id="id82" presentation:style-name="a333" draw:name="Text Placeholder 3" svg:x="0.6356in" svg:y="5.75254in" svg:width="12.06214in" svg:height="1.091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3" presentation:style-name="a338" draw:name="Date Placeholder 4" svg:x="8.31797in" svg:y="7.02528in" svg:width="3.11111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0/27/2019</text:date></text:span><text:span text:style-name="a336" text:class-names=""/></text:p>
        </draw:text-box>
        <svg:title/>
        <svg:desc/>
      </draw:frame>
      <draw:frame draw:id="id84" presentation:style-name="a341" draw:name="Footer Placeholder 5" svg:x="0.6356in" svg:y="7.02528in" svg:width="7.5647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Slide Number Placeholder 6" svg:x="11.5467in" svg:y="7.02528in" svg:width="1.15104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0.48834in" svg:y="0.5in" svg:width="4.05in" svg:height="0.10389in" draw:id="id86" draw:layer="Master1-bg" draw:style-name="a34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4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4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53" draw:name="Title 1" svg:x="0.6356in" svg:y="0.76789in" svg:width="12.06213in" svg:height="1.1087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90" presentation:style-name="a370" draw:name="Vertical Text Placeholder 2" svg:x="0.6356in" svg:y="2.55468in" svg:width="12.06213in" svg:height="3.99393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5" draw:name="Date Placeholder 3" svg:x="8.31797in" svg:y="7.02528in" svg:width="3.11111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10/27/2019</text:date></text:span><text:span text:style-name="a373" text:class-names=""/></text:p>
        </draw:text-box>
        <svg:title/>
        <svg:desc/>
      </draw:frame>
      <draw:frame draw:id="id92" presentation:style-name="a378" draw:name="Footer Placeholder 4" svg:x="0.6356in" svg:y="7.02528in" svg:width="7.564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3" presentation:style-name="a382" draw:name="Slide Number Placeholder 5" svg:x="11.5467in" svg:y="7.02528in" svg:width="1.15104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8.8125in" svg:y="0.65587in" svg:width="4.0325in" svg:height="6.36149in" draw:id="id94" draw:style-name="a3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88" draw:name="Vertical Title 1" svg:x="8.97222in" svg:y="0.94444in" svg:width="3.41667in" svg:height="5.25736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96" presentation:style-name="a405" draw:name="Vertical Text Placeholder 2" svg:x="0.84747in" svg:y="0.94444in" svg:width="7.83205in" svg:height="5.25736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0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0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0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13" draw:name="Date Placeholder 10" svg:x="8.31797in" svg:y="7.02528in" svg:width="3.11111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10/27/2019</text:date></text:span><text:span text:style-name="a411" text:class-names=""/></text:p>
        </draw:text-box>
        <svg:title/>
        <svg:desc/>
      </draw:frame>
      <draw:frame draw:id="id101" presentation:style-name="a416" draw:name="Footer Placeholder 11" svg:x="0.6356in" svg:y="7.0252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02" presentation:style-name="a420" draw:name="Slide Number Placeholder 12" svg:x="11.5467in" svg:y="7.02528in" svg:width="1.15104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#›</text:page-number></text:span><text:span text:style-name="a4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portfolio Project</dc:title>
    <meta:initial-creator>Student</meta:initial-creator>
    <dc:creator>Student</dc:creator>
    <meta:creation-date>2019-10-27T10:18:45Z</meta:creation-date>
    <dc:date>2019-10-27T10:21:13Z</dc:date>
    <meta:editing-cycles>1</meta:editing-cycles>
    <meta:editing-duration>PT147S</meta:editing-duration>
    <meta:document-statistic meta:paragraph-count="2" meta:word-count="2"/>
  </office:meta>
</office:document-meta>
</file>